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1pt" fo:language="es" fo:country="ES" style:text-underline-style="solid" style:text-underline-width="auto" style:text-underline-color="font-color" fo:font-weight="bold" officeooo:paragraph-rsid="001a3fb6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language="es" fo:country="ES" style:text-underline-style="none" fo:font-weight="normal" officeooo:rsid="001a3fb6" officeooo:paragraph-rsid="001a3fb6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1pt" fo:language="es" fo:country="ES" style:text-underline-style="none" fo:font-weight="normal" officeooo:rsid="001cd269" officeooo:paragraph-rsid="001cd269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language="es" fo:country="ES" style:text-underline-style="none" fo:font-weight="normal" officeooo:rsid="001f2882" officeooo:paragraph-rsid="001f2882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language="es" fo:country="ES" style:text-underline-style="none" fo:font-weight="bold" officeooo:rsid="001a3fb6" officeooo:paragraph-rsid="001a3fb6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s" fo:country="ES" style:text-underline-style="solid" style:text-underline-width="auto" style:text-underline-color="font-color" fo:font-weight="bold" officeooo:rsid="001a3fb6" officeooo:paragraph-rsid="001a3fb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48pt" fo:language="es" fo:country="ES" style:text-underline-style="solid" style:text-underline-width="auto" style:text-underline-color="font-color" fo:font-weight="bold" officeooo:rsid="001a3fb6" officeooo:paragraph-rsid="001a3fb6" style:font-size-asian="48pt" style:font-weight-asian="bold" style:font-size-complex="4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8pt" fo:language="es" fo:country="ES" style:text-underline-style="solid" style:text-underline-width="auto" style:text-underline-color="font-color" fo:font-weight="bold" officeooo:rsid="001a3fb6" officeooo:paragraph-rsid="001a3fb6" style:font-size-asian="28pt" style:font-weight-asian="bold" style:font-size-complex="28pt" style:font-weight-complex="bold"/>
    </style:style>
    <style:style style:name="P9" style:family="paragraph" style:parent-style-name="Standard">
      <style:text-properties fo:font-size="11pt" fo:language="es" fo:country="ES" style:text-underline-style="solid" style:text-underline-width="auto" style:text-underline-color="font-color" fo:font-weight="bold" officeooo:paragraph-rsid="00231d1b" style:font-size-asian="11pt" style:font-weight-asian="bold" style:font-size-complex="11pt" style:font-weight-complex="bold"/>
    </style:style>
    <style:style style:name="P10" style:family="paragraph" style:parent-style-name="Standard" style:list-style-name="L4">
      <style:text-properties fo:font-size="11pt" fo:language="es" fo:country="ES" style:text-underline-style="none" fo:font-weight="normal" officeooo:rsid="001bcdcb" officeooo:paragraph-rsid="00251050" style:font-size-asian="11pt" style:font-weight-asian="normal" style:font-size-complex="11pt" style:font-weight-complex="normal"/>
    </style:style>
    <style:style style:name="P11" style:family="paragraph" style:parent-style-name="Standard" style:list-style-name="L4">
      <style:text-properties fo:font-size="11pt" fo:language="es" fo:country="ES" style:text-underline-style="none" fo:font-weight="normal" officeooo:rsid="001cd269" officeooo:paragraph-rsid="00251050" style:font-size-asian="11pt" style:font-weight-asian="normal" style:font-size-complex="11pt" style:font-weight-complex="normal"/>
    </style:style>
    <style:style style:name="P12" style:family="paragraph" style:parent-style-name="Standard" style:list-style-name="L4">
      <style:text-properties fo:font-size="11pt" fo:language="es" fo:country="ES" style:text-underline-style="none" fo:font-weight="normal" officeooo:rsid="001cd2be" officeooo:paragraph-rsid="00251050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font-size="11pt" fo:language="es" fo:country="ES" style:text-underline-style="none" fo:font-weight="normal" officeooo:rsid="001e57c6" officeooo:paragraph-rsid="001e57c6" style:font-size-asian="11pt" style:font-weight-asian="normal" style:font-size-complex="11pt" style:font-weight-complex="normal"/>
    </style:style>
    <style:style style:name="P14" style:family="paragraph" style:parent-style-name="Standard" style:list-style-name="L4">
      <style:text-properties fo:font-size="11pt" fo:language="es" fo:country="ES" style:text-underline-style="none" fo:font-weight="normal" officeooo:rsid="001e57c6" officeooo:paragraph-rsid="00251050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fo:font-size="11pt" fo:language="es" fo:country="ES" style:text-underline-style="none" fo:font-weight="normal" officeooo:rsid="001f2882" officeooo:paragraph-rsid="001f2882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text-properties fo:font-size="11pt" fo:language="es" fo:country="ES" style:text-underline-style="none" fo:font-weight="normal" officeooo:rsid="001f2882" officeooo:paragraph-rsid="0024974e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language="es" fo:country="ES" style:text-underline-style="none" fo:font-weight="normal" officeooo:rsid="001f2882" officeooo:paragraph-rsid="001a3fb6" style:font-size-asian="11pt" style:font-weight-asian="normal" style:font-size-complex="11pt" style:font-weight-complex="normal"/>
    </style:style>
    <style:style style:name="P18" style:family="paragraph" style:parent-style-name="Standard" style:list-style-name="L4">
      <style:text-properties fo:font-size="11pt" fo:language="es" fo:country="ES" style:text-underline-style="none" fo:font-weight="normal" officeooo:rsid="001f2882" officeooo:paragraph-rsid="00251050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text-properties fo:font-size="11pt" fo:language="es" fo:country="ES" style:text-underline-style="none" fo:font-weight="normal" officeooo:rsid="002125b7" officeooo:paragraph-rsid="0024974e" style:font-size-asian="11pt" style:font-weight-asian="normal" style:font-size-complex="11pt" style:font-weight-complex="normal"/>
    </style:style>
    <style:style style:name="P20" style:family="paragraph" style:parent-style-name="Standard" style:list-style-name="L4">
      <style:text-properties fo:font-size="11pt" fo:language="es" fo:country="ES" style:text-underline-style="none" fo:font-weight="normal" officeooo:rsid="002125b7" officeooo:paragraph-rsid="00251050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language="es" fo:country="ES" style:text-underline-style="none" fo:font-weight="normal" officeooo:rsid="002125b7" officeooo:paragraph-rsid="001a3fb6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language="es" fo:country="ES" style:text-underline-style="none" fo:font-weight="normal" officeooo:rsid="002125b7" officeooo:paragraph-rsid="00251050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text-properties fo:font-size="11pt" fo:language="es" fo:country="ES" style:text-underline-style="none" fo:font-weight="normal" officeooo:rsid="002032bc" officeooo:paragraph-rsid="0024974e" style:font-size-asian="11pt" style:font-weight-asian="normal" style:font-size-complex="11pt" style:font-weight-complex="normal"/>
    </style:style>
    <style:style style:name="P24" style:family="paragraph" style:parent-style-name="Standard" style:list-style-name="L4">
      <style:text-properties fo:font-size="11pt" fo:language="es" fo:country="ES" style:text-underline-style="none" fo:font-weight="normal" officeooo:rsid="002032bc" officeooo:paragraph-rsid="00251050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text-properties fo:font-size="11pt" fo:language="es" fo:country="ES" style:text-underline-style="none" fo:font-weight="normal" officeooo:rsid="00251050" officeooo:paragraph-rsid="00251050" style:font-size-asian="11pt" style:font-weight-asian="normal" style:font-size-complex="11pt" style:font-weight-complex="normal"/>
    </style:style>
    <style:style style:name="P26" style:family="paragraph" style:parent-style-name="Standard" style:list-style-name="L4">
      <style:text-properties fo:font-size="11pt" fo:language="es" fo:country="ES" style:text-underline-style="none" fo:font-weight="normal" officeooo:paragraph-rsid="00251050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language="es" fo:country="ES" style:text-underline-style="none" fo:font-weight="bold" officeooo:rsid="001a3fb6" officeooo:paragraph-rsid="001a3fb6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language="es" fo:country="ES" style:text-underline-style="none" fo:font-weight="bold" officeooo:rsid="001a3fb6" officeooo:paragraph-rsid="00231d1b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language="es" fo:country="ES" style:text-underline-style="none" fo:font-weight="bold" officeooo:rsid="002032bc" officeooo:paragraph-rsid="00251050" style:font-size-asian="11pt" style:font-weight-asian="bold" style:font-size-complex="11pt" style:font-weight-complex="bold"/>
    </style:style>
    <style:style style:name="P30" style:family="paragraph" style:parent-style-name="Standard" style:list-style-name="L1">
      <style:text-properties fo:font-size="11pt" fo:language="es" fo:country="ES" style:text-underline-style="none" fo:font-weight="bold" officeooo:rsid="0024974e" officeooo:paragraph-rsid="0024974e" style:font-size-asian="11pt" style:font-weight-asian="bold" style:font-size-complex="11pt" style:font-weight-complex="bold"/>
    </style:style>
    <style:style style:name="P31" style:family="paragraph" style:parent-style-name="Standard" style:list-style-name="L1">
      <style:text-properties fo:font-size="11pt" fo:language="es" fo:country="ES" fo:font-style="normal" style:text-underline-style="none" fo:font-weight="bold" officeooo:rsid="00231d1b" officeooo:paragraph-rsid="0024974e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 style:list-style-name="L1">
      <style:text-properties fo:font-size="11pt" fo:language="es" fo:country="ES" fo:font-style="normal" style:text-underline-style="none" fo:font-weight="bold" officeooo:rsid="001bcdcb" officeooo:paragraph-rsid="0024974e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 style:list-style-name="L1">
      <style:text-properties fo:font-size="11pt" fo:language="es" fo:country="ES" fo:font-style="normal" style:text-underline-style="none" fo:font-weight="normal" officeooo:rsid="00231d1b" officeooo:paragraph-rsid="0024974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1">
      <style:text-properties fo:font-size="11pt" fo:language="es" fo:country="ES" fo:font-style="normal" style:text-underline-style="none" fo:font-weight="normal" officeooo:rsid="00231d1b" officeooo:paragraph-rsid="00231d1b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 style:list-style-name="L1">
      <style:text-properties fo:font-size="11pt" fo:language="es" fo:country="ES" fo:font-style="normal" style:text-underline-style="none" fo:font-weight="normal" officeooo:rsid="001cd269" officeooo:paragraph-rsid="0024974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 style:list-style-name="L1">
      <style:text-properties fo:font-size="11pt" fo:language="es" fo:country="ES" fo:font-style="normal" style:text-underline-style="none" fo:font-weight="normal" officeooo:rsid="001cd269" officeooo:paragraph-rsid="00251050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 style:list-style-name="L1">
      <style:text-properties fo:font-size="11pt" fo:language="es" fo:country="ES" fo:font-style="normal" style:text-underline-style="none" fo:font-weight="normal" officeooo:rsid="001cd269" officeooo:paragraph-rsid="00231d1b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 style:list-style-name="L1">
      <style:text-properties fo:font-size="11pt" fo:language="es" fo:country="ES" fo:font-style="normal" style:text-underline-style="none" fo:font-weight="normal" officeooo:rsid="001cd2be" officeooo:paragraph-rsid="0024974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 style:list-style-name="L1">
      <style:text-properties fo:font-size="11pt" fo:language="es" fo:country="ES" fo:font-style="normal" style:text-underline-style="none" fo:font-weight="normal" officeooo:rsid="001e57c6" officeooo:paragraph-rsid="0024974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1">
      <style:text-properties fo:font-size="11pt" fo:language="es" fo:country="ES" fo:font-style="normal" style:text-underline-style="none" fo:font-weight="normal" officeooo:rsid="001bcdcb" officeooo:paragraph-rsid="0024974e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 style:list-style-name="L1">
      <style:text-properties fo:font-size="11pt" fo:language="es" fo:country="ES" fo:font-style="normal" style:text-underline-style="none" fo:font-weight="normal" officeooo:rsid="001bcdcb" officeooo:paragraph-rsid="00231d1b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 style:list-style-name="L4">
      <style:text-properties officeooo:paragraph-rsid="00251050"/>
    </style:style>
    <style:style style:name="P43" style:family="paragraph" style:parent-style-name="Standard" style:list-style-name="L1">
      <style:text-properties fo:font-style="normal" officeooo:paragraph-rsid="0024974e" style:font-style-asian="normal" style:font-style-complex="normal"/>
    </style:style>
    <style:style style:name="T1" style:family="text">
      <style:text-properties style:text-underline-style="none" fo:font-weight="normal" officeooo:rsid="001a3fb6" style:font-weight-asian="normal" style:font-weight-complex="normal"/>
    </style:style>
    <style:style style:name="T2" style:family="text">
      <style:text-properties style:text-underline-style="none" fo:font-weight="normal" officeooo:rsid="00231d1b" style:font-weight-asian="normal" style:font-weight-complex="normal"/>
    </style:style>
    <style:style style:name="T3" style:family="text">
      <style:text-properties style:text-underline-style="none" officeooo:rsid="001a3fb6"/>
    </style:style>
    <style:style style:name="T4" style:family="text">
      <style:text-properties officeooo:rsid="001cd269"/>
    </style:style>
    <style:style style:name="T5" style:family="text">
      <style:text-properties fo:font-size="11pt" fo:language="es" fo:country="ES" style:text-underline-style="none" fo:font-weight="normal" officeooo:rsid="001cd269" style:font-size-asian="11pt" style:font-weight-asian="normal" style:font-size-complex="11pt" style:font-weight-complex="normal"/>
    </style:style>
    <style:style style:name="T6" style:family="text">
      <style:text-properties fo:font-size="11pt" fo:language="es" fo:country="ES" style:text-underline-style="none" fo:font-weight="normal" officeooo:rsid="001cd2be" style:font-size-asian="11pt" style:font-weight-asian="normal" style:font-size-complex="11pt" style:font-weight-complex="normal"/>
    </style:style>
    <style:style style:name="T7" style:family="text">
      <style:text-properties fo:font-size="11pt" fo:language="es" fo:country="ES" style:text-underline-style="none" fo:font-weight="normal" officeooo:rsid="001e57c6" style:font-size-asian="11pt" style:font-weight-asian="normal" style:font-size-complex="11pt" style:font-weight-complex="normal"/>
    </style:style>
    <style:style style:name="T8" style:family="text">
      <style:text-properties officeooo:rsid="001e57c6"/>
    </style:style>
    <style:style style:name="T9" style:family="text">
      <style:text-properties officeooo:rsid="002032bc"/>
    </style:style>
    <style:style style:name="T10" style:family="text">
      <style:text-properties officeooo:rsid="00231d1b"/>
    </style:style>
    <style:style style:name="T11" style:family="text">
      <style:text-properties officeooo:rsid="001bcdcb"/>
    </style:style>
    <style:style style:name="T12" style:family="text">
      <style:text-properties officeooo:rsid="0024974e"/>
    </style:style>
    <style:style style:name="T13" style:family="text">
      <style:text-properties officeooo:rsid="001f288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bcdcb" style:font-weight-asian="normal" style:font-weight-complex="normal"/>
    </style:style>
    <style:style style:name="T16" style:family="text">
      <style:text-properties fo:font-weight="normal" officeooo:rsid="0024974e" style:font-weight-asian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bcdc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4974e" style:font-style-asian="normal" style:font-weight-asian="normal" style:font-style-complex="normal" style:font-weight-complex="normal"/>
    </style:style>
    <style:style style:name="T20" style:family="text">
      <style:text-properties officeooo:rsid="001b21e5"/>
    </style:style>
    <style:style style:name="T21" style:family="text">
      <style:text-properties officeooo:rsid="001cd2be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b21e5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bcdcb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b21e5" style:font-style-asian="italic" style:font-style-complex="italic"/>
    </style:style>
    <style:style style:name="T27" style:family="text">
      <style:text-properties fo:font-style="italic" officeooo:rsid="001bcdcb" style:font-style-asian="italic" style:font-style-complex="italic"/>
    </style:style>
    <style:style style:name="T28" style:family="text">
      <style:text-properties officeooo:rsid="002510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ER</text:p>
      <text:p text:style-name="P6"/>
      <text:p text:style-name="P6"/>
      <text:p text:style-name="P8">Casos de uso esenciales para </text:p>
      <text:p text:style-name="P8">redactar y enviar un e-mai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abriel Carrillo López</text:p>
      <text:p text:style-name="P9"><text:soft-page-break/></text:p>
      <text:p text:style-name="P9"><text:span text:style-name="T3">Actor Primario:</text:span><text:span text:style-name="T1"> Usuario</text:span></text:p>
      <text:p text:style-name="P9"><text:span text:style-name="T3">Acción: </text:span><text:span text:style-name="T2">Redactar y enviar un correo electrónico</text:span></text:p>
      <text:p text:style-name="P9"><text:span text:style-name="T3">Precondición:</text:span><text:span text:style-name="T1"> Usuario registrado</text:span></text:p>
      <text:p text:style-name="P28">Escenario principal:</text:p>
      <text:p text:style-name="P28"/>
      <text:list xml:id="list5447870822809065188" text:style-name="L1">
        <text:list-item text:start-value="1">
          <text:p text:style-name="P33">El usuario <text:span text:style-name="T20">clica sobre la zona establecida para introducir el correo electrónico del receptor.</text:span></text:p>
        </text:list-item>
        <text:list-item>
          <text:p text:style-name="P31"><text:span text:style-name="T16">El usuario </text:span><text:span text:style-name="T14">añade una dirección de correo electrónico en la zona establecida para el receptor.</text:span></text:p>
        </text:list-item>
        <text:list-item>
          <text:p text:style-name="P34">El sistema añade el correo electrónico del receptor a la pila de destinatarios.</text:p>
        </text:list-item>
        <text:list-item>
          <text:p text:style-name="P37">El usuario repite el paso <text:span text:style-name="T10">1</text:span> las veces <text:span text:style-name="T10">deseadas</text:span>.</text:p>
          <text:p text:style-name="P37"/>
        </text:list-item>
        <text:list-item>
          <text:p text:style-name="P33">El usuario <text:span text:style-name="T12">clica</text:span>, si lo desea, <text:span text:style-name="T4">sobre la zona establecida para introducir el correo electrónico del receptor de la copia.</text:span></text:p>
        </text:list-item>
        <text:list-item>
          <text:p text:style-name="P31"><text:span text:style-name="T16">El usuario añade </text:span><text:span text:style-name="T15">el correo electrónico del receptor de la copia en la zona establecida.</text:span></text:p>
        </text:list-item>
        <text:list-item>
          <text:p text:style-name="P41">El sistema añade el correo electrónico a la pila de destinatarios de la copia.</text:p>
        </text:list-item>
        <text:list-item>
          <text:p text:style-name="P37">El usuario repite el paso <text:span text:style-name="T12">6</text:span> las veces <text:span text:style-name="T10">deseadas</text:span>.</text:p>
          <text:p text:style-name="P37"/>
        </text:list-item>
        <text:list-item>
          <text:p text:style-name="P40">El usuario <text:span text:style-name="T12">clica</text:span>, <text:span text:style-name="T12">si lo desea,</text:span> <text:span text:style-name="T4">sobre la zona establecida para introducir el correo electrónico del receptor de la copia oculta.</text:span></text:p>
        </text:list-item>
        <text:list-item>
          <text:p text:style-name="P32"><text:span text:style-name="T16">El usuario introduce </text:span><text:span text:style-name="T14">el correo electrónico del receptor de la copia oculta en la zona establecida.</text:span></text:p>
        </text:list-item>
        <text:list-item>
          <text:p text:style-name="P41">El sistema añade el correo electrónico a la pila de destinatarios de la copia.</text:p>
        </text:list-item>
        <text:list-item>
          <text:p text:style-name="P36">El usuario repite el paso <text:span text:style-name="T12">10</text:span> las veces <text:span text:style-name="T12">deseadas</text:span>.</text:p>
          <text:p text:style-name="P36"/>
        </text:list-item>
        <text:list-item>
          <text:p text:style-name="P36"><text:span text:style-name="T20">El usuario clica sobre la zona establecida para introducir el </text:span>asunto del <text:span text:style-name="T11">correo electrónico.</text:span></text:p>
        </text:list-item>
        <text:list-item>
          <text:p text:style-name="P35">El usuario introduce el asunto del correo electrónico en la zona establecida.</text:p>
        </text:list-item>
        <text:list-item>
          <text:p text:style-name="P35">El sistema añade el asunto al correo electrónico.</text:p>
          <text:p text:style-name="P35"/>
        </text:list-item>
        <text:list-item>
          <text:p text:style-name="P36">El usuario <text:span text:style-name="T21">clica sobre la zona del cuerpo del mensaje en la que desea añadir el fragmento de texto</text:span>.</text:p>
        </text:list-item>
        <text:list-item>
          <text:p text:style-name="P38">El usuario introduce el fragmento de texto al cuerpo del mensaje.</text:p>
        </text:list-item>
        <text:list-item>
          <text:p text:style-name="P43"><text:span text:style-name="T5">El sistema añade el </text:span><text:span text:style-name="T6">fragmento de texto al cuerpo del mensaje</text:span><text:span text:style-name="T5"> </text:span><text:span text:style-name="T6">del</text:span><text:span text:style-name="T5"> correo electrónico.</text:span></text:p>
        </text:list-item>
        <text:list-item>
          <text:p text:style-name="P39"><text:span text:style-name="T4">E</text:span>l usuario repite <text:span text:style-name="T12">el </text:span>paso 1<text:span text:style-name="T28">6</text:span> <text:span text:style-name="T28">l</text:span>as veces necesarias.</text:p>
          <text:p text:style-name="P39"/>
        </text:list-item>
        <text:list-item>
          <text:p text:style-name="P39">El usuario clica, <text:span text:style-name="T28">si lo desea,</text:span> sobre la zona establecida para adjuntar un fichero.</text:p>
        </text:list-item>
        <text:list-item>
          <text:p text:style-name="P39">El sistema abre una ventana para navegar por los ficheros del sistema.</text:p>
        </text:list-item>
        <text:list-item>
          <text:p text:style-name="P39">El usuario navega a través de los ficheros y selecciona el archivo que desea adjuntar.</text:p>
        </text:list-item>
        <text:list-item>
          <text:p text:style-name="P39">El sistema adjunta el archivo seleccionado.</text:p>
        </text:list-item>
        <text:list-item>
          <text:p text:style-name="P39">El usuario repite <text:span text:style-name="T12">los pasos 20 y 22</text:span> las veces necesarias.</text:p>
          <text:list>
            <text:list-header>
              <text:p text:style-name="P30">El usuario puede ejecutar los pasos 1, <text:span text:style-name="T28">5</text:span>, <text:span text:style-name="T28">9</text:span>, 1<text:span text:style-name="T28">3</text:span>, 1<text:span text:style-name="T28">6</text:span> y <text:span text:style-name="T28">20</text:span> en cualquier orden.</text:p>
              <text:p text:style-name="P30"/>
            </text:list-header>
          </text:list>
        </text:list-item>
        <text:list-item>
          <text:p text:style-name="P39"><text:span text:style-name="T13">El usuario clica sobre la zona establecida para enviar el correo electrónico.</text:span></text:p>
        </text:list-item>
        <text:list-item>
          <text:p text:style-name="P16">El sistema comprueba <text:span text:style-name="T9">que haya, al menos, un destinatario.</text:span></text:p>
        </text:list-item>
        <text:list-item>
          <text:p text:style-name="P19">El sistema comprueba que haya asunto en el correo electrónico.</text:p>
        </text:list-item>
        <text:list-item>
          <text:p text:style-name="P19">El sistema comprueba que se reconozcan las direcciones de los destinatarios</text:p>
        </text:list-item>
        <text:list-item>
          <text:p text:style-name="P23">El sistema envía el correo electrónico a los destinatarios especificados.</text:p>
        </text:list-item>
      </text:list>
      <text:p text:style-name="P5"/>
      <text:p text:style-name="P5"/>
      <text:p text:style-name="P29">Extensiones:</text:p>
      <text:p text:style-name="P29"/>
      <text:list xml:id="list8724595078484927517" text:style-name="L4">
        <text:list-item>
          <text:p text:style-name="P24">No hay ningún destinatario especificado al enviar el correo:</text:p>
          <text:list>
            <text:list-item>
              <text:p text:style-name="P24">El sistema lanza un error indicando que se ha de especificar algún destinatario.</text:p>
            </text:list-item>
            <text:list-item>
              <text:p text:style-name="P24">El usuario clica sobre la zona establecida para aceptar el error.</text:p>
            </text:list-item>
            <text:list-item>
              <text:p text:style-name="P24">El sistema vuelve al correo electrónico con el mismo estado anterior.</text:p>
              <text:p text:style-name="P24"/>
            </text:list-item>
          </text:list>
        </text:list-item>
        <text:list-item>
          <text:p text:style-name="P20"><text:soft-page-break/>No hay ningún asunto especificado al enviar el correo:</text:p>
          <text:list>
            <text:list-item>
              <text:p text:style-name="P20">El sistema lanza un error preguntando si se desea enviar el mensaje sin asunto.</text:p>
            </text:list-item>
            <text:list-item>
              <text:p text:style-name="P20">El usuario escoge si quiere enviar el correo igualmente o no:</text:p>
              <text:list>
                <text:list-item>
                  <text:p text:style-name="P20">Caso afirmativo: el sistema sigue con el siguiente paso del proceso.</text:p>
                </text:list-item>
                <text:list-item>
                  <text:p text:style-name="P20">Caso negativo: el sistema vuelve al correo electrónico con el mismo estado anterior.</text:p>
                  <text:p text:style-name="P20"/>
                </text:list-item>
              </text:list>
            </text:list-item>
          </text:list>
        </text:list-item>
        <text:list-item>
          <text:p text:style-name="P20">No se reconoce algún destinatario al enviar el correo:</text:p>
          <text:list>
            <text:list-item>
              <text:p text:style-name="P20">El sistema lanza un error indicando el destinatario que no se reconoce, explicando que debe solucionarse y volver a intentar enviarlo.</text:p>
            </text:list-item>
            <text:list-item>
              <text:p text:style-name="P20">El usuario clica sobre la zona establecida para aceptar el error.</text:p>
            </text:list-item>
            <text:list-item>
              <text:p text:style-name="P20">El sistema vuelve al correo electrónico con el mismo estado anterior.</text:p>
              <text:p text:style-name="P20"/>
            </text:list-item>
          </text:list>
        </text:list-item>
        <text:list-item>
          <text:p text:style-name="P26"><text:span text:style-name="T28">El usuario desea eliminar un receptor:</text:span></text:p>
          <text:list>
            <text:list-item>
              <text:p text:style-name="P26"><text:span text:style-name="T28">El usuario clica sobre la zona establecida para introducir el correo electrónico del receptor.</text:span></text:p>
            </text:list-item>
            <text:list-item>
              <text:p text:style-name="P10">El usuario elimina el correo electrónico del receptor que desee.</text:p>
            </text:list-item>
            <text:list-item>
              <text:p text:style-name="P10">El sistema elimina el correo electrónico de la pila destinatarios.</text:p>
            </text:list-item>
            <text:list-item>
              <text:p text:style-name="P11">El usuario repite el paso 2 las veces necesarias.</text:p>
              <text:p text:style-name="P11"/>
            </text:list-item>
          </text:list>
        </text:list-item>
        <text:list-item>
          <text:p text:style-name="P26"><text:span text:style-name="T28">El usuario desea eliminar una dirección electrónica de las copias:</text:span></text:p>
          <text:list>
            <text:list-item>
              <text:p text:style-name="P26"><text:span text:style-name="T28">El usuario clica sobre la zona establecida para introducir el correo electrónico del receptor de la copia.</text:span></text:p>
            </text:list-item>
            <text:list-item>
              <text:p text:style-name="P10">El usuario elimina el correo electrónico del receptor <text:span text:style-name="T4">de la copia </text:span>que desee.</text:p>
            </text:list-item>
            <text:list-item>
              <text:p text:style-name="P10">El sistema elimina el correo electrónico de la pila <text:span text:style-name="T4">de </text:span>destinatarios <text:span text:style-name="T4">de la copia</text:span>.</text:p>
            </text:list-item>
            <text:list-item>
              <text:p text:style-name="P11">El usuario repite el paso 2 las veces necesarias.</text:p>
              <text:p text:style-name="P11"/>
            </text:list-item>
          </text:list>
        </text:list-item>
        <text:list-item>
          <text:p text:style-name="P26"><text:span text:style-name="T28">El usuario desea eliminar una dirección electrónica de las copias ocultas:</text:span></text:p>
          <text:list>
            <text:list-item>
              <text:p text:style-name="P26"><text:span text:style-name="T28">El usuario clica sobre la zona establecida para introducir el correo electrónico del receptor de la copia oculta.</text:span></text:p>
            </text:list-item>
            <text:list-item>
              <text:p text:style-name="P10">El usuario elimina el correo electrónico del receptor <text:span text:style-name="T4">de la copia oculta </text:span>que desee.</text:p>
            </text:list-item>
            <text:list-item>
              <text:p text:style-name="P10">El sistema elimina el correo electrónico de la pila <text:span text:style-name="T4">de </text:span>destinatarios <text:span text:style-name="T4">de la copia oculta</text:span>.</text:p>
            </text:list-item>
            <text:list-item>
              <text:p text:style-name="P11">El usuario repite el paso 2 las veces necesarias.</text:p>
              <text:p text:style-name="P11"/>
            </text:list-item>
          </text:list>
        </text:list-item>
        <text:list-item>
          <text:p text:style-name="P25">El usuario desea borrar un fragmento de texto del cuerpo del mensaje:</text:p>
          <text:list>
            <text:list-item>
              <text:p text:style-name="P42"><text:span text:style-name="T5">El usuario </text:span><text:span text:style-name="T6">clica sobre la zona del cuerpo del mensaje en la que desea </text:span><text:span text:style-name="T7">borrar</text:span><text:span text:style-name="T6"> el fragmento de texto </text:span><text:span text:style-name="T5">.</text:span></text:p>
            </text:list-item>
            <text:list-item>
              <text:p text:style-name="P12">El usuario <text:span text:style-name="T8">selecciona </text:span>el fragmento de texto <text:span text:style-name="T8">que desea borrar de</text:span> cuerpo del mensaje <text:span text:style-name="T8">y lo borra</text:span>.</text:p>
            </text:list-item>
            <text:list-item>
              <text:p text:style-name="P11">El sistema borra el fragmento de texto del cuerpo del mensaje del correo electrónico.</text:p>
            </text:list-item>
            <text:list-item>
              <text:p text:style-name="P14">El usuario repite los pasos <text:span text:style-name="T28">7.</text:span>1 y <text:span text:style-name="T28">7.</text:span>2 las veces necesarias.</text:p>
              <text:p text:style-name="P14"/>
            </text:list-item>
          </text:list>
        </text:list-item>
        <text:list-item>
          <text:p text:style-name="P25">El usuario desea eliminar un fichero adjuntado:</text:p>
          <text:list>
            <text:list-item>
              <text:p text:style-name="P25"><text:span text:style-name="T8">El usuario clica sobre la zona establecida para eliminar un fichero adjunto.</text:span></text:p>
            </text:list-item>
            <text:list-item>
              <text:p text:style-name="P14">El sistema elimina el fichero adjunto seleccionado.</text:p>
            </text:list-item>
            <text:list-item>
              <text:p text:style-name="P14">El usuario repite el paso 1 las veces necesarias.</text:p>
              <text:p text:style-name="P14"/>
            </text:list-item>
          </text:list>
        </text:list-item>
        <text:list-item>
          <text:p text:style-name="P25">El usuario desea descartar el correo electrónico:</text:p>
          <text:list>
            <text:list-item>
              <text:p text:style-name="P25"><text:span text:style-name="T13">El usuario clica sobre la zona establecida para descartar el correo electrónico.</text:span></text:p>
            </text:list-item>
            <text:list-item>
              <text:p text:style-name="P18">El sistema guarda una copia en borradores y descarta el correo electrónico.</text:p>
            </text:list-item>
          </text:list>
        </text:list-item>
      </text:list>
      <text:p text:style-name="P22"/>
      <text:p text:style-name="P5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2:44:30</meta:creation-date>
    <dc:date>2014-10-18T20:56:06.535830000</dc:date>
    <meta:editing-duration>PT1H8M22S</meta:editing-duration>
    <meta:editing-cycles>8</meta:editing-cycles>
    <meta:generator>LibreOffice/4.3.2.2$MacOSX_x86 LibreOffice_project/edfb5295ba211bd31ad47d0bad0118690f76407d</meta:generator>
    <meta:document-statistic meta:table-count="0" meta:image-count="0" meta:object-count="0" meta:page-count="3" meta:paragraph-count="79" meta:word-count="954" meta:character-count="5620" meta:non-whitespace-character-count="4733"/>
  </office:meta>
</office:document-meta>
</file>